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216c" officeooo:paragraph-rsid="0005216c"/>
    </style:style>
    <style:style style:name="P2" style:family="paragraph" style:parent-style-name="Standard">
      <style:text-properties officeooo:rsid="0005d7cb" officeooo:paragraph-rsid="0005d7cb"/>
    </style:style>
    <style:style style:name="T1" style:family="text">
      <style:text-properties officeooo:rsid="0005d7cb"/>
    </style:style>
    <style:style style:name="T2" style:family="text">
      <style:text-properties fo:language="de" fo:country="DE" officeooo:rsid="0005d7cb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5d7cb"/>
    </style:style>
    <style:style style:name="T5" style:family="text">
      <style:text-properties fo:language="ru" fo:country="RU" officeooo:rsid="000770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span text:style-name="T4">при наведении на объе</text:span><text:span text:style-name="T5">к</text:span><text:span text:style-name="T4">ты из</text:span><text:span text:style-name="T5">м</text:span><text:span text:style-name="T4">енение поведения</text:span></text:p>
      <text:p text:style-name="P2"><text:span text:style-name="T3">2. проект, выскакивающее меню,</text:span></text:p>
      <text:p text:style-name="P2"><text:span text:style-name="T3">3.конверт справа в углу</text:span></text:p>
      <text:p text:style-name="P2"><text:span text:style-name="T3">4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6-08T13:51:09.660000000</dc:date>
    <meta:editing-duration>PT52S</meta:editing-duration>
    <meta:editing-cycles>3</meta:editing-cycles>
    <meta:document-statistic meta:table-count="0" meta:image-count="0" meta:object-count="0" meta:page-count="1" meta:paragraph-count="4" meta:word-count="15" meta:character-count="101" meta:non-whitespace-character-count="90"/>
  </office:meta>
</office:document-meta>
</file>